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entityFilter.filter( ServerWebExchange exchange , WebFilte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User.TestUs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Filter.IdentityFilter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handle( Principal princip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Configurer.afterConfigurerAdded( WebTestClient . Builder builder , @ Nullable WebHttpHandlerBuilder httpHandlerBuilder , @ Nullable ClientHttpConnector conn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dentityConfigurer.beforeServerCreated( WebHttpHandler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MutatorTests.useLocallyConfiguredId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Configurer.IdentityConfigurer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MutatorTests.identity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MutatorTests.useGloballyConfiguredId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